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3" table:default-cell-style-name="Default"/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onner</text:p>
          </table:table-cell>
          <table:table-cell office:value-type="string" calcext:value-type="string">
            <text:p>https://images.pexels.com/photos/842876/pexels-photo-842876.jpeg?auto=compress&amp;cs=tinysrgb&amp;dpr=2&amp;h=750&amp;w=126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écriture</text:p>
          </table:table-cell>
          <table:table-cell office:value-type="string" calcext:value-type="string">
            <text:p>https://upload.wikimedia.org/wikipedia/commons/thumb/a/a9/Tableta_con_trillo.png/240px-Tableta_con_trillo.pn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utenberg</text:p>
          </table:table-cell>
          <table:table-cell office:value-type="string" calcext:value-type="string">
            <text:p>https://upload.wikimedia.org/wikipedia/commons/thumb/9/91/Atelier-d%27impression-par-Jan-Van-der-Straet-XVIe.jpg/781px-Atelier-d%27impression-par-Jan-Van-der-Straet-XVIe.jp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https://images.pexels.com/photos/1089438/pexels-photo-1089438.jpeg?auto=compress&amp;cs=tinysrgb&amp;dpr=2&amp;h=750&amp;w=126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rocesseur</text:p>
          </table:table-cell>
          <table:table-cell office:value-type="string" calcext:value-type="string">
            <text:p>https://images.pexels.com/photos/40879/cpu-processor-macro-pen-40879.jpeg?auto=compress&amp;cs=tinysrgb&amp;dpr=2&amp;h=750&amp;w=126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âble</text:p>
          </table:table-cell>
          <table:table-cell office:value-type="string" calcext:value-type="string">
            <text:p>https://images.pexels.com/photos/159304/network-cable-ethernet-computer-159304.jpeg?auto=compress&amp;cs=tinysrgb&amp;dpr=2&amp;h=750&amp;w=126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mart city</text:p>
          </table:table-cell>
          <table:table-cell office:value-type="string" calcext:value-type="string">
            <text:p>https://www.google.fr/search?biw=1680&amp;bih=917&amp;tbs=sur%3Afc&amp;tbm=isch&amp;sa=1&amp;ei=5yVkW7b_HMGIlwTf2r24BQ&amp;q=smart+city&amp;oq=smart+city&amp;gs_l=img.3..0l10.2198.3448.0.3680.10.7.0.3.3.0.93.527.7.7.0....0...1c.1.64.img..0.10.540...0i67k1j0i10i67k1.0.3hvljumfEr4#imgrc=oYniBEbdJLYg5M: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nceinte connectée</text:p>
          </table:table-cell>
          <table:table-cell office:value-type="string" calcext:value-type="string">
            <text:p>https://www.flickr.com/photos/142305740@N05/334331142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ata literacy</text:p>
          </table:table-cell>
          <table:table-cell office:value-type="string" calcext:value-type="string">
            <text:p>https://www.flickr.com/photos/notbrucelee/71611423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oi</text:p>
          </table:table-cell>
          <table:table-cell office:value-type="string" calcext:value-type="string">
            <text:p>https://upload.wikimedia.org/wikipedia/commons/thumb/7/72/Lyndon_B._Johnson%2C_photo_portrait%2C_leaning_on_chair%2C_color_cropped.jpg/800px-Lyndon_B._Johnson%2C_photo_portrait%2C_leaning_on_chair%2C_color_cropped.jp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ollande obama</text:p>
          </table:table-cell>
          <table:table-cell office:value-type="string" calcext:value-type="string">
            <text:p>https://upload.wikimedia.org/wikipedia/commons/3/3d/Barack_Obama_and_Francois_Hollande_bilateral_meeting_May_18%2C_2012.jp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https://images.pexels.com/photos/534204/pexels-photo-534204.jpeg?auto=compress&amp;cs=tinysrgb&amp;dpr=2&amp;h=750&amp;w=126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élysée</text:p>
          </table:table-cell>
          <table:table-cell office:value-type="string" calcext:value-type="string">
            <text:p>https://upload.wikimedia.org/wikipedia/commons/thumb/c/c4/Bureau_Palais_de_l%27%C3%89lys%C3%A9e.JPG/800px-Bureau_Palais_de_l%27%C3%89lys%C3%A9e.JPG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onnée brute</text:p>
          </table:table-cell>
          <table:table-cell office:value-type="string" calcext:value-type="string">
            <text:p>https://images.pexels.com/photos/209137/pexels-photo-209137.jpeg?auto=compress&amp;cs=tinysrgb&amp;dpr=2&amp;h=750&amp;w=12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hieu rajerison</meta:initial-creator>
    <meta:creation-date>2018-08-03T11:45:58.978000000</meta:creation-date>
    <dc:date>2018-08-03T12:06:03.335000000</dc:date>
    <dc:creator>mathieu rajerison</dc:creator>
    <meta:editing-duration>PT20M6S</meta:editing-duration>
    <meta:editing-cycles>9</meta:editing-cycles>
    <meta:generator>LibreOffice/5.0.6.3$Windows_X86_64 LibreOffice_project/490fc03b25318460cfc54456516ea2519c11d1aa</meta:generator>
    <meta:document-statistic meta:table-count="1" meta:cell-count="42" meta:object-count="0"/>
  </office:meta>
</office:document-meta>
</file>